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01400000014651C02B93BEA768E.png" manifest:media-type="image/png"/>
  <manifest:file-entry manifest:full-path="Pictures/100000000000001400000014D24A8C461F7DDE63.png" manifest:media-type="image/png"/>
  <manifest:file-entry manifest:full-path="Pictures/10000000000000180000001745D2D02C4FE3CBC4.png" manifest:media-type="image/png"/>
  <manifest:file-entry manifest:full-path="Pictures/10000201000001F4000001F44DD3D7C72AB7E88E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padmaa-Bold.1.1" svg:font-family="padmaa-Bold.1.1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2.940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2.7264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0.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035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2.7047in"/>
    </style:style>
    <style:style style:name="co19" style:family="table-column">
      <style:table-column-properties fo:break-before="auto" style:column-width="0.9898in"/>
    </style:style>
    <style:style style:name="co20" style:family="table-column">
      <style:table-column-properties fo:break-before="auto" style:column-width="1.0535in"/>
    </style:style>
    <style:style style:name="co21" style:family="table-column">
      <style:table-column-properties fo:break-before="auto" style:column-width="0.1957in"/>
    </style:style>
    <style:style style:name="co22" style:family="table-column">
      <style:table-column-properties fo:break-before="auto" style:column-width="0.389in"/>
    </style:style>
    <style:style style:name="co23" style:family="table-column">
      <style:table-column-properties fo:break-before="auto" style:column-width="0.4217in"/>
    </style:style>
    <style:style style:name="co24" style:family="table-column">
      <style:table-column-properties fo:break-before="auto" style:column-width="0.8071in"/>
    </style:style>
    <style:style style:name="co25" style:family="table-column">
      <style:table-column-properties fo:break-before="auto" style:column-width="0.8717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20" style:family="table-cell" style:parent-style-name="Default">
      <style:table-cell-properties fo:background-color="#5eb91e" style:text-align-source="fix" style:repeat-content="false" style:vertical-align="middle"/>
      <style:paragraph-properties fo:text-align="start" fo:margin-left="0in"/>
      <style:text-properties fo:color="#ffffff"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ource Sans Pro Black" fo:font-size="20pt" style:font-size-asian="20pt" style:font-size-complex="20pt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" style:family="table-cell" style:parent-style-name="Default">
      <style:table-cell-properties fo:background-color="#cccccc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00bfff" style:vertical-align="middle"/>
    </style:style>
    <style:style style:name="ce14" style:family="table-cell" style:parent-style-name="Default">
      <style:table-cell-properties fo:background-color="#00bff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admaa-Bold.1.1"/>
    </style:style>
    <style:style style:name="ce1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padmaa-Bold.1.1"/>
    </style:style>
    <style:style style:name="ce1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39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42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2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8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 &quot;;&quot;All&quot;;&quot;Blank Inspect&quot;;&quot;Coat&quot;;&quot;Write&quot;;&quot;Develop&quot;;&quot;Etch&quot;;&quot;Clean/Strip&quot;;&quot;Inspection&quot;;&quot;Printability&quot;;&quot;Repair&quot;;&quot;CD&quot;;&quot;Registration&quot;;&quot;Phase/Trans&quot;;&quot;Quality Check&quot;;&quot;Pellicle&quot;;&quot;Final Seal&quot;;&quot;Material Merge&quot;;&quot;Front End&quot;;&quot;Offsite&quot;;&quot;Hold&quot;;&quot;Data Prep&quot;;&quot;Undefined&quot;;&quot;Engineering&quot;;&quot;Manufacturing&quot;;&quot;Search Results&quot;)" table:allow-empty-cell="false" table:display-list="unsorted" table:base-cell-address="GUI.B3">
          <table:error-message table:message-type="stop" table:display="true"/>
        </table:content-validation>
        <table:content-validation table:name="val2" table:condition="of:cell-content-is-in-list(&quot; &quot;;&quot;INSP01&quot;;&quot;INSP02&quot;;&quot;INSP03&quot;;&quot;INSP06&quot;;&quot;INSP07&quot;;&quot;INSPP02&quot;)" table:allow-empty-cell="true" table:display-list="unsorted" table:base-cell-address="GUI_2.A9">
          <table:error-message table:message-type="stop" table:display="true"/>
        </table:content-validation>
        <table:content-validation table:name="val3" table:condition="of:cell-content-is-in-list(&quot; &quot;;&quot;All&quot;;&quot;Blank Inspect&quot;;&quot;Coat&quot;;&quot;Write&quot;;&quot;Develop&quot;;&quot;Etch&quot;;&quot;Clean/Strip&quot;;&quot;Inspection&quot;;&quot;Printability&quot;;&quot;Repair&quot;;&quot;CD&quot;;&quot;Registration&quot;;&quot;Phase/Trans&quot;;&quot;Quality Check&quot;;&quot;Pellicle&quot;;&quot;Final Seal&quot;;&quot;Material Merge&quot;;&quot;Front End&quot;;&quot;Offsite&quot;;&quot;Hold&quot;;&quot;Data Prep&quot;;&quot;Undefined&quot;;&quot;Engineering&quot;;&quot;Manufacturing&quot;;&quot;Search Results&quot;)" table:allow-empty-cell="false" table:display-list="unsorted" table:base-cell-address="GUI_2.B3">
          <table:error-message table:message-type="stop" table:display="true"/>
        </table:content-validation>
      </table:content-validations>
      <table:table table:name="GUI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/>
          <table:table-cell table:style-name="Default">
            <draw:frame draw:z-index="0" draw:name="Image 4" draw:style-name="gr1" draw:text-style-name="P1" svg:width="0.3327in" svg:height="0.3189in" svg:x="0in" svg:y="0in">
              <draw:image xlink:href="Pictures/10000000000000180000001745D2D02C4FE3CBC4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 table:number-columns-spanned="2" table:number-rows-spanned="1">
            <text:p>FactoryView</text:p>
          </table:table-cell>
          <table:covered-table-cell/>
          <table:table-cell office:value-type="string" calcext:value-type="string">
            <text:p>v1.0.1.27</text:p>
          </table:table-cell>
          <table:table-cell table:number-columns-repeated="7"/>
          <table:table-cell office:value-type="string" calcext:value-type="string">
            <text:p>Login Status</text:p>
          </table:table-cell>
          <table:table-cell/>
          <table:table-cell table:style-name="ce5" office:value-type="string" calcext:value-type="string">
            <text:p>Slider Menu</text:p>
          </table:table-cell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3">
          <table:table-cell/>
          <table:table-cell table:style-name="ce8" table:content-validation-name="val1" office:value-type="string" calcext:value-type="string" table:number-columns-spanned="2" table:number-rows-spanned="1">
            <text:p><text:s/>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Last Updated</text:p>
          </table:table-cell>
          <table:covered-table-cell/>
          <table:table-cell table:number-columns-repeated="6"/>
          <table:table-cell table:style-name="ce27" table:number-columns-spanned="2" table:number-rows-spanned="1"/>
          <table:covered-table-cell/>
          <table:table-cell>
            <draw:frame draw:z-index="1" draw:name="Image 5" draw:style-name="gr1" draw:text-style-name="P1" svg:width="0.2929in" svg:height="0.2827in" svg:x="0.0012in" svg:y="0.0039in">
              <draw:image xlink:href="Pictures/10000201000001F4000001F44DD3D7C72AB7E88E.png" xlink:type="simple" xlink:show="embed" xlink:actuate="onLoad" loext:mime-type="image/png">
                <text:p/>
              </draw:image>
            </draw:frame>
          </table:table-cell>
          <table:table-cell table:style-name="ce13"/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Machine Status</text:p>
          </table:table-cell>
          <table:covered-table-cell/>
          <table:table-cell table:number-columns-repeated="11"/>
          <table:table-cell table:style-name="ce13"/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◄</text:p>
          </table:table-cell>
          <table:table-cell table:style-name="ce7" office:value-type="string" calcext:value-type="string">
            <text:p>Comments</text:p>
          </table:table-cell>
          <table:table-cell table:style-name="ce9" table:number-columns-repeated="9"/>
          <table:table-cell table:style-name="ce11" office:value-type="string" calcext:value-type="string">
            <text:p>►</text:p>
          </table:table-cell>
          <table:table-cell table:style-name="ce11"/>
          <table:table-cell table:style-name="ce13"/>
          <table:table-cell table:number-columns-repeated="49"/>
        </table:table-row>
        <table:table-row table:style-name="ro2">
          <table:table-cell/>
          <table:table-cell table:style-name="ce20" office:value-type="string" calcext:value-type="string" table:number-columns-spanned="12" table:number-rows-spanned="1">
            <text:p>Drag a column header and drop it here to group by that column</text:p>
          </table:table-cell>
          <table:covered-table-cell table:style-name="ce24"/>
          <table:covered-table-cell table:number-columns-repeated="9" table:style-name="ce26"/>
          <table:covered-table-cell table:style-name="ce34"/>
          <table:table-cell table:style-name="ce34"/>
          <table:table-cell table:style-name="ce13"/>
          <table:table-cell table:number-columns-repeated="49"/>
        </table:table-row>
        <table:table-row table:style-name="ro2">
          <table:table-cell/>
          <table:table-cell table:style-name="ce5" office:value-type="string" calcext:value-type="string">
            <text:p>icon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string" calcext:value-type="string">
            <text:p>Barcod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Mask Type</text:p>
          </table:table-cell>
          <table:table-cell table:style-name="ce5" office:value-type="string" calcext:value-type="string">
            <text:p>Wavelength</text:p>
          </table:table-cell>
          <table:table-cell table:style-name="ce5" office:value-type="string" calcext:value-type="string">
            <text:p>Time@Step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hip Deadline</text:p>
          </table:table-cell>
          <table:table-cell table:style-name="ce5"/>
          <table:table-cell table:style-name="ce14"/>
          <table:table-cell table:style-name="ce5" table:number-columns-repeated="49"/>
        </table:table-row>
        <table:table-row table:style-name="ro2" table:number-rows-repeated="11">
          <table:table-cell/>
          <table:table-cell table:style-name="ce19"/>
          <table:table-cell table:style-name="Default"/>
          <table:table-cell table:style-name="ce19"/>
          <table:table-cell table:style-name="Default" table:number-columns-repeated="4"/>
          <table:table-cell table:style-name="ce19"/>
          <table:table-cell table:style-name="ce5" table:number-columns-repeated="4"/>
          <table:table-cell/>
          <table:table-cell table:style-name="ce13"/>
          <table:table-cell table:number-columns-repeated="49"/>
        </table:table-row>
        <table:table-row table:style-name="ro2">
          <table:table-cell/>
          <table:table-cell table:style-name="ce19"/>
          <table:table-cell table:style-name="Default"/>
          <table:table-cell table:style-name="ce19"/>
          <table:table-cell table:style-name="Default" table:number-columns-repeated="4"/>
          <table:table-cell table:style-name="ce19"/>
          <table:table-cell table:style-name="ce5" table:number-columns-repeated="4"/>
          <table:table-cell table:number-columns-repeated="51"/>
        </table:table-row>
        <table:table-row table:style-name="ro2">
          <table:table-cell/>
          <table:table-cell table:style-name="ce19"/>
          <table:table-cell table:style-name="Default"/>
          <table:table-cell table:style-name="ce19"/>
          <table:table-cell table:style-name="Default" table:number-columns-repeated="4"/>
          <table:table-cell table:style-name="ce19"/>
          <table:table-cell table:style-name="ce5" table:number-columns-repeated="3"/>
          <table:table-cell table:style-name="ce32"/>
          <table:table-cell table:number-columns-repeated="51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UI_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/>
          <table:table-cell table:style-name="Default">
            <draw:frame draw:z-index="0" draw:name="Image 4" draw:style-name="gr1" draw:text-style-name="P1" svg:width="0.3327in" svg:height="0.3189in" svg:x="0in" svg:y="0in">
              <draw:image xlink:href="Pictures/10000000000000180000001745D2D02C4FE3CBC4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 table:number-columns-spanned="2" table:number-rows-spanned="1">
            <text:p>FactoryView</text:p>
          </table:table-cell>
          <table:covered-table-cell/>
          <table:table-cell office:value-type="string" calcext:value-type="string">
            <text:p>v1.0.1.27</text:p>
          </table:table-cell>
          <table:table-cell table:number-columns-repeated="7"/>
          <table:table-cell office:value-type="string" calcext:value-type="string">
            <text:p>Login Status</text:p>
          </table:table-cell>
          <table:table-cell/>
          <table:table-cell table:style-name="ce5" office:value-type="string" calcext:value-type="string">
            <text:p>Slider Menu</text:p>
          </table:table-cell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3">
          <table:table-cell/>
          <table:table-cell table:style-name="ce8" table:content-validation-name="val3" office:value-type="string" calcext:value-type="string" table:number-columns-spanned="2" table:number-rows-spanned="1">
            <text:p><text:s/></text:p>
          </table:table-cell>
          <table:covered-table-cell table:style-name="ce36"/>
          <table:table-cell table:style-name="ce2" office:value-type="string" calcext:value-type="string" table:number-columns-spanned="2" table:number-rows-spanned="1">
            <text:p>Last Updated</text:p>
          </table:table-cell>
          <table:covered-table-cell table:style-name="ce2"/>
          <table:table-cell table:number-columns-repeated="6"/>
          <table:table-cell table:style-name="ce27" table:number-columns-spanned="2" table:number-rows-spanned="1"/>
          <table:covered-table-cell/>
          <table:table-cell>
            <draw:frame draw:z-index="1" draw:name="Image 5" draw:style-name="gr1" draw:text-style-name="P1" svg:width="0.2929in" svg:height="0.2827in" svg:x="0.0012in" svg:y="0.0039in">
              <draw:image xlink:href="Pictures/10000201000001F4000001F44DD3D7C72AB7E88E.png" xlink:type="simple" xlink:show="embed" xlink:actuate="onLoad" loext:mime-type="image/png">
                <text:p/>
              </draw:image>
            </draw:frame>
          </table:table-cell>
          <table:table-cell table:style-name="ce13"/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Machine Status</text:p>
          </table:table-cell>
          <table:covered-table-cell table:style-name="ce2"/>
          <table:table-cell table:number-columns-repeated="11"/>
          <table:table-cell table:style-name="ce13"/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◄</text:p>
          </table:table-cell>
          <table:table-cell table:style-name="ce7" office:value-type="string" calcext:value-type="string">
            <text:p>Comments</text:p>
          </table:table-cell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4"/>
          <table:table-cell table:style-name="ce11" office:value-type="string" calcext:value-type="string">
            <text:p>►</text:p>
          </table:table-cell>
          <table:table-cell table:style-name="ce11"/>
          <table:table-cell table:style-name="ce13"/>
          <table:table-cell table:number-columns-repeated="49"/>
        </table:table-row>
        <table:table-row table:style-name="ro2">
          <table:table-cell/>
          <table:table-cell table:style-name="ce20" office:value-type="string" calcext:value-type="string" table:number-columns-spanned="12" table:number-rows-spanned="1">
            <text:p>Drag a column header and drop it here to group by that column</text:p>
          </table:table-cell>
          <table:covered-table-cell table:style-name="ce24"/>
          <table:covered-table-cell table:style-name="ce26"/>
          <table:covered-table-cell table:style-name="ce24"/>
          <table:covered-table-cell table:number-columns-repeated="2" table:style-name="ce26"/>
          <table:covered-table-cell table:style-name="ce24"/>
          <table:covered-table-cell table:number-columns-repeated="4" table:style-name="ce26"/>
          <table:covered-table-cell table:style-name="ce34"/>
          <table:table-cell table:style-name="ce34"/>
          <table:table-cell table:style-name="ce13"/>
          <table:table-cell table:number-columns-repeated="49"/>
        </table:table-row>
        <table:table-row table:style-name="ro2">
          <table:table-cell/>
          <table:table-cell table:style-name="ce5" office:value-type="string" calcext:value-type="string">
            <text:p>icon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string" calcext:value-type="string">
            <text:p>Barcod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Mask Type</text:p>
          </table:table-cell>
          <table:table-cell table:style-name="ce5" office:value-type="string" calcext:value-type="string">
            <text:p>Wavelength</text:p>
          </table:table-cell>
          <table:table-cell table:style-name="ce5" office:value-type="string" calcext:value-type="string">
            <text:p>Tool</text:p>
          </table:table-cell>
          <table:table-cell table:style-name="ce5" table:number-columns-repeated="3"/>
          <table:table-cell table:style-name="ce14"/>
          <table:table-cell table:style-name="ce5"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mple_Data" table:style-name="ta1">
        <table:table-column table:style-name="co2" table:default-cell-style-name="ce5"/>
        <table:table-column table:style-name="co3" table:default-cell-style-name="ce2"/>
        <table:table-column table:style-name="co14" table:default-cell-style-name="ce5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14" table:number-columns-repeated="4" table:default-cell-style-name="ce5"/>
        <table:table-column table:style-name="co14" table:default-cell-style-name="ce17"/>
        <table:table-column table:style-name="co14" table:number-columns-repeated="52" table:default-cell-style-name="ce5"/>
        <table:table-row table:style-name="ro2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Comment</text:p>
          </table:table-cell>
          <table:table-cell table:style-name="ce15" office:value-type="string" calcext:value-type="string">
            <text:p>Plate</text:p>
          </table:table-cell>
          <table:table-cell table:style-name="ce15" office:value-type="string" calcext:value-type="string">
            <text:p>Customer</text:p>
          </table:table-cell>
          <table:table-cell table:style-name="ce15" office:value-type="string" calcext:value-type="string">
            <text:p>Barcode</text:p>
          </table:table-cell>
          <table:table-cell table:style-name="ce15" office:value-type="string" calcext:value-type="string">
            <text:p>Device</text:p>
          </table:table-cell>
          <table:table-cell table:style-name="ce15" office:value-type="string" calcext:value-type="string">
            <text:p>Step</text:p>
          </table:table-cell>
          <table:table-cell table:style-name="ce15" office:value-type="string" calcext:value-type="string">
            <text:p>Mask Type</text:p>
          </table:table-cell>
          <table:table-cell table:style-name="ce15" office:value-type="string" calcext:value-type="string">
            <text:p>Wavelength</text:p>
          </table:table-cell>
          <table:table-cell table:style-name="ce15" office:value-type="string" calcext:value-type="string">
            <text:p>Time@Step</text:p>
          </table:table-cell>
          <table:table-cell table:style-name="ce15" office:value-type="string" calcext:value-type="string">
            <text:p>Priority</text:p>
          </table:table-cell>
          <table:table-cell table:style-name="ce16" office:value-type="string" calcext:value-type="string">
            <text:p>Ship Deadline</text:p>
          </table:table-cell>
          <table:table-cell table:number-columns-repeated="52"/>
        </table:table-row>
        <table:table-row table:style-name="ro3">
          <table:table-cell>
            <draw:frame draw:z-index="0" draw:name="Image 1" draw:style-name="gr1" draw:text-style-name="P1" svg:width="0.2772in" svg:height="0.2772in" svg:x="0in" svg:y="0.0047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7942855" calcext:value-type="float">
            <text:p>17942855</text:p>
          </table:table-cell>
          <table:table-cell office:value-type="string" calcext:value-type="string">
            <text:p>Innotron Memory</text:p>
          </table:table-cell>
          <table:table-cell office:value-type="string" calcext:value-type="string">
            <text:p>DQPMAV1ZCCB1</text:p>
          </table:table-cell>
          <table:table-cell office:value-type="string" calcext:value-type="string">
            <text:p>DQPMA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0/04/13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1-3A, 1-1C</text:p>
          </table:table-cell>
          <table:table-cell office:value-type="float" office:value="9208157" calcext:value-type="float">
            <text:p>9208157</text:p>
          </table:table-cell>
          <table:table-cell office:value-type="string" calcext:value-type="string">
            <text:p>Tower – Israel (Fab 2)</text:p>
          </table:table-cell>
          <table:table-cell office:value-type="string" calcext:value-type="string">
            <text:p>B4462C5RA13H4</text:p>
          </table:table-cell>
          <table:table-cell office:value-type="string" calcext:value-type="string">
            <text:p>B4462</text:p>
          </table:table-cell>
          <table:table-cell office:value-type="string" calcext:value-type="string">
            <text:p>Inspection Prepell Die to Data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020/04/15</text:p>
          </table:table-cell>
          <table:table-cell table:number-columns-repeated="52"/>
        </table:table-row>
        <table:table-row table:style-name="ro3">
          <table:table-cell>
            <draw:frame draw:z-index="1" draw:name="Image 2" draw:style-name="gr1" draw:text-style-name="P1" svg:width="0.2772in" svg:height="0.2772in" svg:x="0in" svg:y="0.0043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CTC needs debris in corner removed</text:p>
          </table:table-cell>
          <table:table-cell office:value-type="float" office:value="16456664" calcext:value-type="float">
            <text:p>16456664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300Y2</text:p>
          </table:table-cell>
          <table:table-cell office:value-type="string" calcext:value-type="string">
            <text:p>SS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/04/16</text:p>
          </table:table-cell>
          <table:table-cell table:number-columns-repeated="52"/>
        </table:table-row>
        <table:table-row table:style-name="ro3">
          <table:table-cell>
            <draw:frame draw:z-index="2" draw:name="Image 2_0" draw:style-name="gr1" draw:text-style-name="P1" svg:width="0.2772in" svg:height="0.2772in" svg:x="0in" svg:y="0.0083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7944012" calcext:value-type="float">
            <text:p>17944012</text:p>
          </table:table-cell>
          <table:table-cell office:value-type="string" calcext:value-type="string">
            <text:p>Nanya – Taiwan (Fab 3A)</text:p>
          </table:table-cell>
          <table:table-cell office:value-type="string" calcext:value-type="string">
            <text:p>TDM1151BLBP1</text:p>
          </table:table-cell>
          <table:table-cell office:value-type="string" calcext:value-type="string">
            <text:p>TDM115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35.4" calcext:value-type="float">
            <text:p>35.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020/04/17</text:p>
          </table:table-cell>
          <table:table-cell table:number-columns-repeated="52"/>
        </table:table-row>
        <table:table-row table:style-name="ro3">
          <table:table-cell>
            <draw:frame draw:z-index="3" draw:name="Image 2_1" draw:style-name="gr1" draw:text-style-name="P1" svg:width="0.2772in" svg:height="0.2772in" svg:x="0in" svg:y="0.0079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6456666" calcext:value-type="float">
            <text:p>16456666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40056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repell Surface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20/04/17</text:p>
          </table:table-cell>
          <table:table-cell table:number-columns-repeated="52"/>
        </table:table-row>
        <table:table-row table:style-name="ro3">
          <table:table-cell>
            <draw:frame draw:z-index="4" draw:name="Image 2_2" draw:style-name="gr1" draw:text-style-name="P1" svg:width="0.2772in" svg:height="0.2772in" svg:x="0in" svg:y="0.0075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6456665" calcext:value-type="float">
            <text:p>16456665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350Q6</text:p>
          </table:table-cell>
          <table:table-cell office:value-type="string" calcext:value-type="string">
            <text:p>S4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20/04/17</text:p>
          </table:table-cell>
          <table:table-cell table:number-columns-repeated="52"/>
        </table:table-row>
        <table:table-row table:style-name="ro3">
          <table:table-cell>
            <draw:frame draw:z-index="5" draw:name="Image 2_3" draw:style-name="gr1" draw:text-style-name="P1" svg:width="0.2772in" svg:height="0.2772in" svg:x="0in" svg:y="0.0075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6456667" calcext:value-type="float">
            <text:p>16456667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450Q3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0/04/18</text:p>
          </table:table-cell>
          <table:table-cell table:number-columns-repeated="52"/>
        </table:table-row>
        <table:table-row table:style-name="ro3">
          <table:table-cell>
            <draw:frame draw:z-index="6" draw:name="Image 2_4" draw:style-name="gr1" draw:text-style-name="P1" svg:width="0.2772in" svg:height="0.2772in" svg:x="0in" svg:y="0.0071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float" office:value="17943782" calcext:value-type="float">
            <text:p>17943782</text:p>
          </table:table-cell>
          <table:table-cell office:value-type="string" calcext:value-type="string">
            <text:p>Nanya – Taiwan (Fab 3A)</text:p>
          </table:table-cell>
          <table:table-cell office:value-type="string" calcext:value-type="string">
            <text:p>DK103AX60S1E</text:p>
          </table:table-cell>
          <table:table-cell office:value-type="string" calcext:value-type="string">
            <text:p>DK103AX</text:p>
          </table:table-cell>
          <table:table-cell office:value-type="string" calcext:value-type="string">
            <text:p>Inspection Prepell Die to Die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020/04/19</text:p>
          </table:table-cell>
          <table:table-cell table:number-columns-repeated="52"/>
        </table:table-row>
        <table:table-row table:style-name="ro3">
          <table:table-cell table:number-columns-repeated="2"/>
          <table:table-cell office:value-type="float" office:value="22048605" calcext:value-type="float">
            <text:p>22048605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20JAM1002</text:p>
          </table:table-cell>
          <table:table-cell office:value-type="string" calcext:value-type="string">
            <text:p>JAYA OPTICAL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2020/04/23</text:p>
          </table:table-cell>
          <table:table-cell table:number-columns-repeated="52"/>
        </table:table-row>
        <table:table-row table:style-name="ro3">
          <table:table-cell table:number-columns-repeated="2"/>
          <table:table-cell office:value-type="float" office:value="12723241" calcext:value-type="float">
            <text:p>12723241</text:p>
          </table:table-cell>
          <table:table-cell office:value-type="string" calcext:value-type="string">
            <text:p>IMEC – Belgium</text:p>
          </table:table-cell>
          <table:table-cell office:value-type="string" calcext:value-type="string">
            <text:p>RIGELCONT10A</text:p>
          </table:table-cell>
          <table:table-cell office:value-type="string" calcext:value-type="string">
            <text:p>RIGEL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2020/04/24</text:p>
          </table:table-cell>
          <table:table-cell table:number-columns-repeated="52"/>
        </table:table-row>
        <table:table-row table:style-name="ro3">
          <table:table-cell>
            <draw:frame draw:z-index="7" draw:name="Image 3" draw:style-name="gr1" draw:text-style-name="P1" svg:width="0.2772in" svg:height="0.2772in" svg:x="0in" svg:y="0.0043in">
              <draw:image xlink:href="Pictures/100000000000001400000014D24A8C461F7DDE6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[Apps][GR][Ursa Nuisance Testing – Product]</text:p>
          </table:table-cell>
          <table:table-cell office:value-type="float" office:value="22046592" calcext:value-type="float">
            <text:p>22046592</text:p>
          </table:table-cell>
          <table:table-cell office:value-type="string" calcext:value-type="string">
            <text:p>Photronics – Bosie</text:p>
          </table:table-cell>
          <table:table-cell office:value-type="string" calcext:value-type="string">
            <text:p>S14G2250R7</text:p>
          </table:table-cell>
          <table:table-cell office:value-type="string" calcext:value-type="string">
            <text:p>S4LR059X01</text:p>
          </table:table-cell>
          <table:table-cell office:value-type="string" calcext:value-type="string">
            <text:p>Inspection Initial Staging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2020/05/01</text:p>
          </table:table-cell>
          <table:table-cell table:number-columns-repeated="52"/>
        </table:table-row>
        <table:table-row table:style-name="ro3">
          <table:table-cell>
            <draw:frame draw:z-index="8" draw:name="Image 3_0" draw:style-name="gr1" draw:text-style-name="P1" svg:width="0.2772in" svg:height="0.2772in" svg:x="0in" svg:y="0.0063in">
              <draw:image xlink:href="Pictures/100000000000001400000014D24A8C461F7DDE6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[Litho][DC][Samsung FEOL HVM]</text:p>
          </table:table-cell>
          <table:table-cell office:value-type="float" office:value="22048281" calcext:value-type="float">
            <text:p>22048281</text:p>
          </table:table-cell>
          <table:table-cell office:value-type="string" calcext:value-type="string">
            <text:p>Photronics – Bosie</text:p>
          </table:table-cell>
          <table:table-cell office:value-type="string" calcext:value-type="string">
            <text:p>S14G0100F2</text:p>
          </table:table-cell>
          <table:table-cell office:value-type="string" calcext:value-type="string">
            <text:p>S5E7884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OMOG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2020/05/15</text:p>
          </table:table-cell>
          <table:table-cell table:number-columns-repeated="52"/>
        </table:table-row>
        <table:table-row table:style-name="ro3">
          <table:table-cell>
            <draw:frame draw:z-index="9" draw:name="Image 3_1" draw:style-name="gr1" draw:text-style-name="P1" svg:width="0.2772in" svg:height="0.2772in" svg:x="0in" svg:y="0.0059in">
              <draw:image xlink:href="Pictures/100000000000001400000014D24A8C461F7DDE6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[Litho][DC][Samsung FEOL HVM]</text:p>
          </table:table-cell>
          <table:table-cell office:value-type="float" office:value="22048481" calcext:value-type="float">
            <text:p>22048481</text:p>
          </table:table-cell>
          <table:table-cell office:value-type="string" calcext:value-type="string">
            <text:p>Photronics – Bosie</text:p>
          </table:table-cell>
          <table:table-cell office:value-type="string" calcext:value-type="string">
            <text:p>S14G0500K2</text:p>
          </table:table-cell>
          <table:table-cell office:value-type="string" calcext:value-type="string">
            <text:p>SFK11T1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float" office:value="3274" calcext:value-type="float">
            <text:p>3274</text:p>
          </table:table-cell>
          <table:table-cell table:number-columns-repeated="53"/>
        </table:table-row>
        <table:table-row table:style-name="ro3" table:number-rows-repeated="19">
          <table:table-cell table:number-columns-repeated="64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ctoryView_Project (DEV)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7" table:default-cell-style-name="ce5"/>
        <table:table-column table:style-name="co7" table:default-cell-style-name="ce5"/>
        <table:table-column table:style-name="co1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9" table:default-cell-style-name="ce5"/>
        <table:table-column table:style-name="co15" table:default-cell-style-name="ce5"/>
        <table:table-column table:style-name="co14" table:default-cell-style-name="ce5"/>
        <table:table-column table:style-name="co20" table:default-cell-style-name="ce5"/>
        <table:table-column table:style-name="co19" table:default-cell-style-name="ce5"/>
        <table:table-column table:style-name="co20" table:number-columns-repeated="2" table:default-cell-style-name="ce5"/>
        <table:table-column table:style-name="co14" table:number-columns-repeated="45" table:default-cell-style-name="ce5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ic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sk Typ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Time@Step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hip Deadline</text:p>
          </table:table-cell>
          <table:table-cell office:value-type="string" calcext:value-type="string">
            <text:p>Epoch at 4p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office:annotation draw:style-name="gr2" draw:text-style-name="P3" svg:width="3.8177in" svg:height="0.4181in" svg:x="17.4756in" svg:y="0in" draw:caption-point-x="-0.2402in" draw:caption-point-y="0.1815in">
              <dc:date>2020-04-27T00:00:00</dc:date>
              <text:p text:style-name="P2"><text:span text:style-name="T1">A weighted value based on the need to artificially raise and low the priority of an order.</text:span></text:p>
            </office:annotation>
            <text:p>Man Manip</text:p>
          </table:table-cell>
          <table:table-cell office:value-type="string" calcext:value-type="string">
            <office:annotation draw:style-name="gr3" draw:text-style-name="P3" svg:width="3.4819in" svg:height="0.7217in" svg:x="18.2925in" svg:y="0.0209in" draw:caption-point-x="-0.0035in" draw:caption-point-y="0.1606in">
              <dc:date>2020-04-27T00:00:00</dc:date>
              <text:p text:style-name="P2"><text:span text:style-name="T1">A weighted value based on the amount of time at step.</text:span></text:p>
              <text:p text:style-name="P2"><text:span text:style-name="T1">The longer it’s been at step the higher the value it is given.</text:span></text:p>
            </office:annotation>
            <text:p>Weighted T@S</text:p>
          </table:table-cell>
          <table:table-cell office:value-type="string" calcext:value-type="string">
            <office:annotation draw:style-name="gr4" draw:text-style-name="P3" svg:width="3.1543in" svg:height="0.4079in" svg:x="19.476in" svg:y="0in" draw:caption-point-x="-0.1976in" draw:caption-point-y="0.1815in">
              <dc:date>2020-04-27T00:00:00</dc:date>
              <text:p text:style-name="P2"><text:span text:style-name="T1">A weighted value based on the due date</text:span></text:p>
              <text:p text:style-name="P2"><text:span text:style-name="T1">The sooner its due the higher the value it is given.</text:span></text:p>
            </office:annotation>
            <text:p>Weighted Due</text:p>
          </table:table-cell>
          <table:table-cell office:value-type="string" calcext:value-type="string">
            <text:p>FV Priority List</text:p>
          </table:table-cell>
          <table:table-cell office:value-type="string" calcext:value-type="string">
            <office:annotation draw:style-name="gr5" draw:text-style-name="P3" svg:width="3.2807in" svg:height="0.3972in" svg:x="21.6256in" svg:y="0in" draw:caption-point-x="-0.2402in" draw:caption-point-y="0.1815in">
              <dc:date>2020-04-27T00:00:00</dc:date>
              <text:p text:style-name="P2"><text:span text:style-name="T1">The new list which is easier to follow on the production floor</text:span></text:p>
            </office:annotation>
            <text:p>New List</text:p>
          </table:table-cell>
          <table:table-cell table:number-columns-repeated="45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2855" calcext:value-type="float">
            <text:p>17942855</text:p>
          </table:table-cell>
          <table:table-cell office:value-type="string" calcext:value-type="string">
            <text:p>Innotron Memory</text:p>
          </table:table-cell>
          <table:table-cell office:value-type="string" calcext:value-type="string">
            <text:p>DQPMAV1ZCCB1</text:p>
          </table:table-cell>
          <table:table-cell office:value-type="string" calcext:value-type="string">
            <text:p>DQPMA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0/04/13</text:p>
          </table:table-cell>
          <table:table-cell office:value-type="float" office:value="1586815200" calcext:value-type="float">
            <text:p>1586815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1-3A 1-1C</text:p>
          </table:table-cell>
          <table:table-cell office:value-type="float" office:value="9208157" calcext:value-type="float">
            <text:p>9208157</text:p>
          </table:table-cell>
          <table:table-cell office:value-type="string" calcext:value-type="string">
            <text:p>Tower – Israel (Fab 2)</text:p>
          </table:table-cell>
          <table:table-cell office:value-type="string" calcext:value-type="string">
            <text:p>B4462C5RA13H4</text:p>
          </table:table-cell>
          <table:table-cell office:value-type="string" calcext:value-type="string">
            <text:p>B4462</text:p>
          </table:table-cell>
          <table:table-cell office:value-type="string" calcext:value-type="string">
            <text:p>Inspection Prepell Die to Data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020/04/15</text:p>
          </table:table-cell>
          <table:table-cell office:value-type="float" office:value="1586988000" calcext:value-type="float">
            <text:p>158698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TC needs debris in corner removed</text:p>
          </table:table-cell>
          <table:table-cell office:value-type="float" office:value="16456664" calcext:value-type="float">
            <text:p>16456664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300Y2</text:p>
          </table:table-cell>
          <table:table-cell office:value-type="string" calcext:value-type="string">
            <text:p>SS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/04/16</text:p>
          </table:table-cell>
          <table:table-cell office:value-type="float" office:value="1587074400" calcext:value-type="float">
            <text:p>1587074400</text:p>
          </table:table-cell>
          <table:table-cell office:value-type="string" calcext:value-type="string">
            <text:p>INSP07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4012" calcext:value-type="float">
            <text:p>17944012</text:p>
          </table:table-cell>
          <table:table-cell office:value-type="string" calcext:value-type="string">
            <text:p>Nanya – Taiwan (Fab 3A)</text:p>
          </table:table-cell>
          <table:table-cell office:value-type="string" calcext:value-type="string">
            <text:p>TDM1151BLBP1</text:p>
          </table:table-cell>
          <table:table-cell office:value-type="string" calcext:value-type="string">
            <text:p>TDM115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020/04/17</text:p>
          </table:table-cell>
          <table:table-cell office:value-type="float" office:value="1587160800" calcext:value-type="float">
            <text:p>1587160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6" calcext:value-type="float">
            <text:p>16456666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40056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repell Surface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20/04/17</text:p>
          </table:table-cell>
          <table:table-cell office:value-type="float" office:value="1587160800" calcext:value-type="float">
            <text:p>1587160800</text:p>
          </table:table-cell>
          <table:table-cell office:value-type="string" calcext:value-type="string">
            <text:p>INSP07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5" calcext:value-type="float">
            <text:p>16456665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350Q6</text:p>
          </table:table-cell>
          <table:table-cell office:value-type="string" calcext:value-type="string">
            <text:p>S4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20/04/17</text:p>
          </table:table-cell>
          <table:table-cell office:value-type="float" office:value="1587160800" calcext:value-type="float">
            <text:p>1587160800</text:p>
          </table:table-cell>
          <table:table-cell office:value-type="string" calcext:value-type="string">
            <text:p>INSP07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7" calcext:value-type="float">
            <text:p>16456667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450Q3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0/04/18</text:p>
          </table:table-cell>
          <table:table-cell office:value-type="float" office:value="1587247200" calcext:value-type="float">
            <text:p>1587247200</text:p>
          </table:table-cell>
          <table:table-cell office:value-type="string" calcext:value-type="string">
            <text:p>INSP07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3782" calcext:value-type="float">
            <text:p>17943782</text:p>
          </table:table-cell>
          <table:table-cell office:value-type="string" calcext:value-type="string">
            <text:p>Nanya – Taiwan (Fab 3A)</text:p>
          </table:table-cell>
          <table:table-cell office:value-type="string" calcext:value-type="string">
            <text:p>DK103AX60S1E</text:p>
          </table:table-cell>
          <table:table-cell office:value-type="string" calcext:value-type="string">
            <text:p>DK103AX</text:p>
          </table:table-cell>
          <table:table-cell office:value-type="string" calcext:value-type="string">
            <text:p>Inspection Prepell Die to Die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020/04/19</text:p>
          </table:table-cell>
          <table:table-cell office:value-type="float" office:value="1587333600" calcext:value-type="float">
            <text:p>158733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048605" calcext:value-type="float">
            <text:p>22048605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20JAM1002</text:p>
          </table:table-cell>
          <table:table-cell office:value-type="string" calcext:value-type="string">
            <text:p>JAYA OPTICAL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2020/04/23</text:p>
          </table:table-cell>
          <table:table-cell office:value-type="float" office:value="1587679200" calcext:value-type="float">
            <text:p>1587679200</text:p>
          </table:table-cell>
          <table:table-cell office:value-type="string" calcext:value-type="string">
            <text:p>INSP07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723241" calcext:value-type="float">
            <text:p>12723241</text:p>
          </table:table-cell>
          <table:table-cell office:value-type="string" calcext:value-type="string">
            <text:p>IMEC – Belgium</text:p>
          </table:table-cell>
          <table:table-cell office:value-type="string" calcext:value-type="string">
            <text:p>RIGELCONT10A</text:p>
          </table:table-cell>
          <table:table-cell office:value-type="string" calcext:value-type="string">
            <text:p>RIGEL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2020/04/24</text:p>
          </table:table-cell>
          <table:table-cell office:value-type="float" office:value="1587765600" calcext:value-type="float">
            <text:p>1587765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[Apps][GR][Ursa Nuisance Testing – Product]</text:p>
          </table:table-cell>
          <table:table-cell office:value-type="float" office:value="22046592" calcext:value-type="float">
            <text:p>22046592</text:p>
          </table:table-cell>
          <table:table-cell office:value-type="string" calcext:value-type="string">
            <text:p>Photronics – Bosie</text:p>
          </table:table-cell>
          <table:table-cell office:value-type="string" calcext:value-type="string">
            <text:p>S14G2250R7</text:p>
          </table:table-cell>
          <table:table-cell office:value-type="string" calcext:value-type="string">
            <text:p>S4LR059X01</text:p>
          </table:table-cell>
          <table:table-cell office:value-type="string" calcext:value-type="string">
            <text:p>Inspection Initia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2020/05/01</text:p>
          </table:table-cell>
          <table:table-cell office:value-type="float" office:value="1588370400" calcext:value-type="float">
            <text:p>1588370400</text:p>
          </table:table-cell>
          <table:table-cell office:value-type="string" calcext:value-type="string">
            <text:p>INSP07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[Litho][DC][Samsung FEOL HVM]</text:p>
          </table:table-cell>
          <table:table-cell office:value-type="float" office:value="22048281" calcext:value-type="float">
            <text:p>22048281</text:p>
          </table:table-cell>
          <table:table-cell office:value-type="string" calcext:value-type="string">
            <text:p>Photronics – Bosie</text:p>
          </table:table-cell>
          <table:table-cell office:value-type="string" calcext:value-type="string">
            <text:p>S14G0100F2</text:p>
          </table:table-cell>
          <table:table-cell office:value-type="string" calcext:value-type="string">
            <text:p>S5E7884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2020/05/15</text:p>
          </table:table-cell>
          <table:table-cell office:value-type="float" office:value="1589580000" calcext:value-type="float">
            <text:p>1589580000</text:p>
          </table:table-cell>
          <table:table-cell office:value-type="string" calcext:value-type="string">
            <text:p>INSP07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[Litho][DC][Samsung FEOL HVM]</text:p>
          </table:table-cell>
          <table:table-cell office:value-type="float" office:value="22048481" calcext:value-type="float">
            <text:p>22048481</text:p>
          </table:table-cell>
          <table:table-cell office:value-type="string" calcext:value-type="string">
            <text:p>Photronics – Bosie</text:p>
          </table:table-cell>
          <table:table-cell office:value-type="string" calcext:value-type="string">
            <text:p>S14G0500K2</text:p>
          </table:table-cell>
          <table:table-cell office:value-type="string" calcext:value-type="string">
            <text:p>SFK11T1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3274" calcext:value-type="float">
            <text:p>3274</text:p>
          </table:table-cell>
          <table:table-cell table:style-name="ce32" office:value-type="string" calcext:value-type="string">
            <text:p>1899-12-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ctoryView_Project" table:style-name="ta1">
        <table:table-column table:style-name="co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1" table:number-columns-repeated="2" table:default-cell-style-name="Default"/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2855" calcext:value-type="float">
            <text:p>17942855</text:p>
          </table:table-cell>
          <table:table-cell office:value-type="string" calcext:value-type="string">
            <text:p>Innotron Memory</text:p>
          </table:table-cell>
          <table:table-cell office:value-type="string" calcext:value-type="string">
            <text:p>DQPMAV1ZCCB1</text:p>
          </table:table-cell>
          <table:table-cell office:value-type="string" calcext:value-type="string">
            <text:p>DQPMA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0/04/13</text:p>
          </table:table-cell>
          <table:table-cell office:value-type="float" office:value="1586815200" calcext:value-type="float">
            <text:p>1586815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1-3A 1-1C</text:p>
          </table:table-cell>
          <table:table-cell office:value-type="float" office:value="9208157" calcext:value-type="float">
            <text:p>9208157</text:p>
          </table:table-cell>
          <table:table-cell office:value-type="string" calcext:value-type="string">
            <text:p>Tower – Israel (Fab 2)</text:p>
          </table:table-cell>
          <table:table-cell office:value-type="string" calcext:value-type="string">
            <text:p>B4462C5RA13H4</text:p>
          </table:table-cell>
          <table:table-cell office:value-type="string" calcext:value-type="string">
            <text:p>B4462</text:p>
          </table:table-cell>
          <table:table-cell office:value-type="string" calcext:value-type="string">
            <text:p>Inspection Prepell Die to Data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020/04/15</text:p>
          </table:table-cell>
          <table:table-cell office:value-type="float" office:value="1586988000" calcext:value-type="float">
            <text:p>1586988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TC needs debris in corner removed</text:p>
          </table:table-cell>
          <table:table-cell office:value-type="float" office:value="16456664" calcext:value-type="float">
            <text:p>16456664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300Y2</text:p>
          </table:table-cell>
          <table:table-cell office:value-type="string" calcext:value-type="string">
            <text:p>SS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/04/16</text:p>
          </table:table-cell>
          <table:table-cell office:value-type="float" office:value="1587074400" calcext:value-type="float">
            <text:p>1587074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4012" calcext:value-type="float">
            <text:p>17944012</text:p>
          </table:table-cell>
          <table:table-cell office:value-type="string" calcext:value-type="string">
            <text:p>Nanya – Taiwan (Fab 3A)</text:p>
          </table:table-cell>
          <table:table-cell office:value-type="string" calcext:value-type="string">
            <text:p>TDM1151BLBP1</text:p>
          </table:table-cell>
          <table:table-cell office:value-type="string" calcext:value-type="string">
            <text:p>TDM115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020/04/17</text:p>
          </table:table-cell>
          <table:table-cell office:value-type="float" office:value="1587160800" calcext:value-type="float">
            <text:p>1587160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6" calcext:value-type="float">
            <text:p>16456666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40056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repell Surface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20/04/17</text:p>
          </table:table-cell>
          <table:table-cell office:value-type="float" office:value="1587160800" calcext:value-type="float">
            <text:p>1587160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5" calcext:value-type="float">
            <text:p>16456665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350Q6</text:p>
          </table:table-cell>
          <table:table-cell office:value-type="string" calcext:value-type="string">
            <text:p>S4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20/04/17</text:p>
          </table:table-cell>
          <table:table-cell office:value-type="float" office:value="1587160800" calcext:value-type="float">
            <text:p>1587160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7" calcext:value-type="float">
            <text:p>16456667</text:p>
          </table:table-cell>
          <table:table-cell office:value-type="string" calcext:value-type="string">
            <text:p>Samsung – Austin TX</text:p>
          </table:table-cell>
          <table:table-cell office:value-type="string" calcext:value-type="string">
            <text:p>S14G2450Q3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0/04/18</text:p>
          </table:table-cell>
          <table:table-cell office:value-type="float" office:value="1587247200" calcext:value-type="float">
            <text:p>1587247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3782" calcext:value-type="float">
            <text:p>17943782</text:p>
          </table:table-cell>
          <table:table-cell office:value-type="string" calcext:value-type="string">
            <text:p>Nanya – Taiwan (Fab 3A)</text:p>
          </table:table-cell>
          <table:table-cell office:value-type="string" calcext:value-type="string">
            <text:p>DK103AX60S1E</text:p>
          </table:table-cell>
          <table:table-cell office:value-type="string" calcext:value-type="string">
            <text:p>DK103AX</text:p>
          </table:table-cell>
          <table:table-cell office:value-type="string" calcext:value-type="string">
            <text:p>Inspection Prepell Die to Die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020/04/19</text:p>
          </table:table-cell>
          <table:table-cell office:value-type="float" office:value="1587333600" calcext:value-type="float">
            <text:p>1587333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048605" calcext:value-type="float">
            <text:p>22048605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P20JAM1002</text:p>
          </table:table-cell>
          <table:table-cell office:value-type="string" calcext:value-type="string">
            <text:p>JAYA OPTICAL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2020/04/23</text:p>
          </table:table-cell>
          <table:table-cell office:value-type="float" office:value="1587679200" calcext:value-type="float">
            <text:p>1587679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723241" calcext:value-type="float">
            <text:p>12723241</text:p>
          </table:table-cell>
          <table:table-cell office:value-type="string" calcext:value-type="string">
            <text:p>IMEC – Belgium</text:p>
          </table:table-cell>
          <table:table-cell office:value-type="string" calcext:value-type="string">
            <text:p>RIGELCONT10A</text:p>
          </table:table-cell>
          <table:table-cell office:value-type="string" calcext:value-type="string">
            <text:p>RIGEL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2020/04/24</text:p>
          </table:table-cell>
          <table:table-cell office:value-type="float" office:value="1587765600" calcext:value-type="float">
            <text:p>1587765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[Apps][GR][Ursa Nuisance Testing – Product]</text:p>
          </table:table-cell>
          <table:table-cell office:value-type="float" office:value="22046592" calcext:value-type="float">
            <text:p>22046592</text:p>
          </table:table-cell>
          <table:table-cell office:value-type="string" calcext:value-type="string">
            <text:p>Photronics – Bosie</text:p>
          </table:table-cell>
          <table:table-cell office:value-type="string" calcext:value-type="string">
            <text:p>S14G2250R7</text:p>
          </table:table-cell>
          <table:table-cell office:value-type="string" calcext:value-type="string">
            <text:p>S4LR059X01</text:p>
          </table:table-cell>
          <table:table-cell office:value-type="string" calcext:value-type="string">
            <text:p>Inspection Initia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2020/05/01</text:p>
          </table:table-cell>
          <table:table-cell office:value-type="float" office:value="1588370400" calcext:value-type="float">
            <text:p>1588370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[Litho][DC][Samsung FEOL HVM]</text:p>
          </table:table-cell>
          <table:table-cell office:value-type="float" office:value="22048281" calcext:value-type="float">
            <text:p>22048281</text:p>
          </table:table-cell>
          <table:table-cell office:value-type="string" calcext:value-type="string">
            <text:p>Photronics – Bosie</text:p>
          </table:table-cell>
          <table:table-cell office:value-type="string" calcext:value-type="string">
            <text:p>S14G0100F2</text:p>
          </table:table-cell>
          <table:table-cell office:value-type="string" calcext:value-type="string">
            <text:p>S5E7884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2020/05/15</text:p>
          </table:table-cell>
          <table:table-cell office:value-type="float" office:value="1589580000" calcext:value-type="float">
            <text:p>158958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[Litho][DC][Samsung FEOL HVM]</text:p>
          </table:table-cell>
          <table:table-cell office:value-type="float" office:value="22048481" calcext:value-type="float">
            <text:p>22048481</text:p>
          </table:table-cell>
          <table:table-cell office:value-type="string" calcext:value-type="string">
            <text:p>Photronics – Bosie</text:p>
          </table:table-cell>
          <table:table-cell office:value-type="string" calcext:value-type="string">
            <text:p>S14G0500K2</text:p>
          </table:table-cell>
          <table:table-cell office:value-type="string" calcext:value-type="string">
            <text:p>SFK11T1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3274" calcext:value-type="float">
            <text:p>3274</text:p>
          </table:table-cell>
          <table:table-cell table:style-name="ce40" office:value-type="string" calcext:value-type="string">
            <text:p>1899-12-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padmaa-Bold.1.1" svg:font-family="padmaa-Bold.1.1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4:01:14.814451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1T09:30:48.292000293</meta:creation-date>
    <dc:date>2020-04-29T14:13:03.780086538</dc:date>
    <meta:editing-duration>PT58M9S</meta:editing-duration>
    <meta:editing-cycles>10</meta:editing-cycles>
    <meta:generator>LibreOffice/6.4.3.2$Linux_X86_64 LibreOffice_project/747b5d0ebf89f41c860ec2a39efd7cb15b54f2d8</meta:generator>
    <meta:document-statistic meta:table-count="5" meta:cell-count="635" meta:object-count="14"/>
  </office:meta>
</office:document-meta>
</file>